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Liberation Serif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Nimbus Mono 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Nimbus Mono 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12</text:p>
      <text:p text:style-name="P1">Date <text:s/>: 10.01.2011</text:p>
      <text:p text:style-name="P1"/>
      <text:p text:style-name="P8">AIM:</text:p>
      <text:p text:style-name="P10"><text:tab/></text:p>
      <text:p text:style-name="P10"><text:tab/>Implement Prim's Algorithm for minimal spanning tree of a connected weighted graph.</text:p>
      <text:p text:style-name="P1"/>
      <text:p text:style-name="P1"/>
      <text:p text:style-name="P8">THEORY:</text:p>
      <text:p text:style-name="P5"/>
      <text:p text:style-name="P1">Connected graph : </text:p>
      <text:p text:style-name="P4"><text:tab/>A Graph G is said to be connected if there is at least one path between every pair of vertices in G.</text:p>
      <text:p text:style-name="P1">Weighted graph : </text:p>
      <text:p text:style-name="P4"><text:tab/>If there is a real number associated with each edge of graph G, the graph G is a weighted graph.</text:p>
      <text:p text:style-name="P1">Spanning tree : </text:p>
      <text:p text:style-name="P2"><text:tab/>Spanning tree of a connected graph G is defined as a subgraph of G which is a tree and contains all the vertices of G.</text:p>
      <text:p text:style-name="P1">Minimal Spanning Tree :</text:p>
      <text:p text:style-name="P1"><text:tab/><text:span text:style-name="T1">Minimal spanning tree of a connected weighted graph G is the spanning tree of G with minimal weight.</text:span></text:p>
      <text:p text:style-name="P1"/>
      <text:p text:style-name="P8">ALGORITHMS:</text:p>
      <text:p text:style-name="P5"/>
      <text:p text:style-name="P2">prim(G : A connected weighted graph)</text:p>
      <text:p text:style-name="P2">{</text:p>
      <text:p text:style-name="P2"><text:tab/>T=ϕ</text:p>
      <text:p text:style-name="P2"><text:tab/>B={any of its vertex}</text:p>
      <text:p text:style-name="P2"><text:tab/>while(|B|≠V)<text:tab/><text:tab/><text:tab/><text:tab/>/* V is vertex set of G */</text:p>
      <text:p text:style-name="P2"><text:tab/>{</text:p>
      <text:p text:style-name="P2"><text:tab/><text:tab/>e=(u,v) with minimum weight such that u∈B and v∈V-B</text:p>
      <text:p text:style-name="P2"><text:tab/><text:tab/>B=B⋃{v}</text:p>
      <text:p text:style-name="P2"><text:tab/><text:tab/>T=T⋃{e}</text:p>
      <text:p text:style-name="P2"><text:tab/>}</text:p>
      <text:p text:style-name="P2"><text:tab/>return T</text:p>
      <text:p text:style-name="P2">}</text:p>
      <text:p text:style-name="P3"/>
      <text:p text:style-name="P8">PROGRAM:</text:p>
      <text:p text:style-name="P12"/>
      <text:p text:style-name="P7">prims.c</text:p>
      <text:p text:style-name="P11"/>
      <text:p text:style-name="P11">/*<text:tab/>Author<text:tab/><text:tab/>: Rakesh Malik</text:p>
      <text:p text:style-name="P11"><text:s/>*<text:tab/>Date<text:tab/><text:tab/>: 10.1.2011 </text:p>
      <text:p text:style-name="P11"><text:s/>*<text:tab/>Subject<text:tab/><text:tab/>: Prim's Algo</text:p>
      <text:p text:style-name="P11"><text:s/>*<text:tab/>Assignment <text:tab/>: 12</text:p>
      <text:p text:style-name="P11"><text:s/>*/</text:p>
      <text:p text:style-name="P11"/>
      <text:p text:style-name="P11">#include&lt;stdio.h&gt;</text:p>
      <text:p text:style-name="P11">#include"graph.h"</text:p>
      <text:p text:style-name="P11"/>
      <text:p text:style-name="P11">#define INF 99999</text:p>
      <text:p text:style-name="P11"/>
      <text:p text:style-name="P11">typedef struct e</text:p>
      <text:p text:style-name="P11">{</text:p>
      <text:p text:style-name="P11"><text:tab/>int u,v;</text:p>
      <text:p text:style-name="P11">}edge;</text:p>
      <text:p text:style-name="P11"/>
      <text:p text:style-name="P11">int belongs(int set[],int size,int e);</text:p>
      <text:p text:style-name="P11">void prim(int G[10][10],int v,int T[10][10]);</text:p>
      <text:p text:style-name="P11"/>
      <text:p text:style-name="P11">int main(int argc,char* argv[])</text:p>
      <text:p text:style-name="P11">{</text:p>
      <text:p text:style-name="P11"><text:tab/>int i,j,v,G[10][10],T[10][10];</text:p>
      <text:p text:style-name="P11"><text:tab/>v=getgraph(G,argv[1]);</text:p>
      <text:p text:style-name="P11"><text:tab/>prim(G,v,T);</text:p>
      <text:p text:style-name="P11"><text:tab/>printf("\n\n");</text:p>
      <text:p text:style-name="P11"><text:tab/>for(i=0;i&lt;v;i++)</text:p>
      <text:p text:style-name="P11"><text:tab/>{</text:p>
      <text:p text:style-name="P11"><text:tab/><text:tab/>for(j=0;j&lt;v;j++)</text:p>
      <text:p text:style-name="P11"><text:tab/><text:tab/><text:tab/>printf("%d\t",T[i][j]);</text:p>
      <text:p text:style-name="P11"><text:tab/><text:tab/>printf("\n");</text:p>
      <text:p text:style-name="P11"><text:tab/>}</text:p>
      <text:p text:style-name="P11">}</text:p>
      <text:p text:style-name="P11"/>
      <text:p text:style-name="P11">void prim(int G[10][10],int v,int T[10][10])</text:p>
      <text:p text:style-name="P11">{</text:p>
      <text:p text:style-name="P11"><text:tab/>int min,B[10],Bcnt=-1,i,j,k;</text:p>
      <text:p text:style-name="P11"><text:tab/>edge e;</text:p>
      <text:p text:style-name="P11"><text:tab/>for(i=0;i&lt;v;i++)</text:p>
      <text:p text:style-name="P11"><text:tab/><text:tab/>for(j=0;j&lt;v;j++)</text:p>
      <text:p text:style-name="P11"><text:tab/><text:tab/><text:tab/>if(i==j) T[i][j]=0;</text:p>
      <text:p text:style-name="P11"><text:tab/><text:tab/><text:tab/>else T[i][j]=INF;</text:p>
      <text:p text:style-name="P11"><text:soft-page-break/><text:tab/>B[++Bcnt]=0;</text:p>
      <text:p text:style-name="P11"><text:tab/>for(k=0;k&lt;v-1;k++)</text:p>
      <text:p text:style-name="P11"><text:tab/>{</text:p>
      <text:p text:style-name="P11"><text:tab/><text:tab/>min=INF;</text:p>
      <text:p text:style-name="P11"><text:tab/><text:tab/>for(i=0;i&lt;v;i++)</text:p>
      <text:p text:style-name="P11"><text:tab/><text:tab/><text:tab/>for(j=0;j&lt;v;j++)</text:p>
      <text:p text:style-name="P11"><text:tab/><text:tab/><text:tab/><text:tab/>if(G[i][j]&lt;min &amp;&amp; belongs(B,Bcnt,i) &amp;&amp; !belongs(B,Bcnt,j))</text:p>
      <text:p text:style-name="P11"><text:tab/><text:tab/><text:tab/><text:tab/>{</text:p>
      <text:p text:style-name="P11"><text:tab/><text:tab/><text:tab/><text:tab/><text:tab/>min=G[i][j];</text:p>
      <text:p text:style-name="P11"><text:tab/><text:tab/><text:tab/><text:tab/><text:tab/>e.u=i;</text:p>
      <text:p text:style-name="P11"><text:tab/><text:tab/><text:tab/><text:tab/><text:tab/>e.v=j;</text:p>
      <text:p text:style-name="P11"><text:tab/><text:tab/><text:tab/><text:tab/>}</text:p>
      <text:p text:style-name="P11"><text:tab/><text:tab/>T[e.u][e.v]=T[e.v][e.u]=min;</text:p>
      <text:p text:style-name="P11"><text:tab/><text:tab/>B[++Bcnt]=e.v;</text:p>
      <text:p text:style-name="P11"><text:tab/>}</text:p>
      <text:p text:style-name="P11">}</text:p>
      <text:p text:style-name="P11">int belongs(int set[],int size,int e)</text:p>
      <text:p text:style-name="P11">{</text:p>
      <text:p text:style-name="P11"><text:tab/>int j;</text:p>
      <text:p text:style-name="P11"><text:tab/>for(j=0;j&lt;=size;j++)</text:p>
      <text:p text:style-name="P11"><text:tab/><text:tab/>if(set[j]==e)</text:p>
      <text:p text:style-name="P11"><text:tab/><text:tab/><text:tab/>return 1;</text:p>
      <text:p text:style-name="P11"><text:tab/>return 0;</text:p>
      <text:p text:style-name="P11">}</text:p>
      <text:p text:style-name="P11"/>
      <text:p text:style-name="P7">graph.h</text:p>
      <text:p text:style-name="P11"/>
      <text:p text:style-name="P11">#ifndef __GRAPH_H</text:p>
      <text:p text:style-name="P11">#define __GRAPH_H</text:p>
      <text:p text:style-name="P11">#include&lt;stdio.h&gt;</text:p>
      <text:p text:style-name="P11">#include&lt;ctype.h&gt;</text:p>
      <text:p text:style-name="P11"/>
      <text:p text:style-name="P11">int getgraph(int G[10][10],char *fname)</text:p>
      <text:p text:style-name="P11">{</text:p>
      <text:p text:style-name="P11"><text:tab/>int i,j,v=99999,flag=0;</text:p>
      <text:p text:style-name="P11"><text:tab/>char c;</text:p>
      <text:p text:style-name="P11"><text:tab/>FILE *fp;</text:p>
      <text:p text:style-name="P11"><text:tab/>for(i=0;i&lt;10;i++)</text:p>
      <text:p text:style-name="P11"><text:tab/><text:tab/>for(j=0;j&lt;10;j++)</text:p>
      <text:p text:style-name="P11"><text:tab/><text:tab/><text:tab/>G[i][j]=0;</text:p>
      <text:p text:style-name="P11"><text:tab/>fp=fopen(fname,"r");</text:p>
      <text:p text:style-name="P11"><text:tab/>c=getc(fp);</text:p>
      <text:p text:style-name="P11"><text:tab/>for(i=j=0;feof(fp)==0;)</text:p>
      <text:p text:style-name="P11"><text:tab/>{</text:p>
      <text:p text:style-name="P11"><text:tab/><text:tab/>while(isdigit(c))</text:p>
      <text:p text:style-name="P11"><text:tab/><text:tab/>{</text:p>
      <text:p text:style-name="P11"><text:tab/><text:tab/><text:tab/>G[i][j]=G[i][j]*10+c-'0';</text:p>
      <text:p text:style-name="P11"><text:tab/><text:tab/><text:tab/>c=getc(fp);</text:p>
      <text:p text:style-name="P11"><text:tab/><text:tab/>}</text:p>
      <text:p text:style-name="P11"><text:tab/><text:tab/>i++;</text:p>
      <text:p text:style-name="P11"><text:tab/><text:tab/>flag=0;</text:p>
      <text:p text:style-name="P11"><text:tab/><text:tab/>while(!isdigit(c) &amp;&amp; c!=EOF)</text:p>
      <text:p text:style-name="P11"><text:tab/><text:tab/>{</text:p>
      <text:p text:style-name="P11"><text:tab/><text:tab/><text:tab/>if(c=='\n')</text:p>
      <text:p text:style-name="P11"><text:tab/><text:tab/><text:tab/><text:tab/>flag=1;</text:p>
      <text:p text:style-name="P11"><text:tab/><text:tab/><text:tab/>c=getc(fp);</text:p>
      <text:p text:style-name="P11"><text:tab/><text:tab/>}</text:p>
      <text:p text:style-name="P11"><text:tab/><text:tab/>if(flag==1)</text:p>
      <text:p text:style-name="P11"><text:tab/><text:tab/>{</text:p>
      <text:p text:style-name="P11"><text:tab/><text:tab/><text:tab/>v=i;</text:p>
      <text:p text:style-name="P11"><text:tab/><text:tab/><text:tab/>i=0;</text:p>
      <text:p text:style-name="P11"><text:tab/><text:tab/><text:tab/>j++;</text:p>
      <text:p text:style-name="P11"><text:tab/><text:tab/>}</text:p>
      <text:p text:style-name="P11"><text:tab/>}</text:p>
      <text:p text:style-name="P11"><text:tab/>fclose(fp);</text:p>
      <text:p text:style-name="P11"><text:tab/>return v;</text:p>
      <text:p text:style-name="P11">}</text:p>
      <text:p text:style-name="P11"/>
      <text:p text:style-name="P11">#endif</text:p>
      <text:p text:style-name="P6"/>
      <text:p text:style-name="P8">OUTPUT:</text:p>
      <text:p text:style-name="P13"/>
      <text:p text:style-name="P13">[rakesh_m@localhost <text:s text:c="6"/>]$ cat G1</text:p>
      <text:p text:style-name="P13">0 <text:s text:c="6"/>4 <text:s text:c="6"/>2 <text:s text:c="6"/>99999 <text:s text:c="2"/>99999 <text:s text:c="2"/>99999</text:p>
      <text:p text:style-name="P13">4 <text:s text:c="6"/>0 <text:s text:c="6"/>1 <text:s text:c="6"/>5 <text:s text:c="6"/>99999 <text:s text:c="2"/>99999</text:p>
      <text:p text:style-name="P13">2 <text:s text:c="6"/>1 <text:s text:c="6"/>0 <text:s text:c="6"/>8 <text:s text:c="6"/>10 <text:s text:c="5"/>99999</text:p>
      <text:p text:style-name="P13">99999 <text:s text:c="2"/>5 <text:s text:c="6"/>8 <text:s text:c="6"/>0 <text:s text:c="6"/>2 <text:s text:c="6"/>6</text:p>
      <text:p text:style-name="P13">99999 <text:s text:c="2"/>99999 <text:s text:c="2"/>10 <text:s text:c="5"/>2 <text:s text:c="6"/>0 <text:s text:c="6"/>11</text:p>
      <text:p text:style-name="P13">99999 <text:s text:c="2"/>99999 <text:s text:c="2"/>99999 <text:s text:c="2"/>6 <text:s text:c="6"/>11 <text:s text:c="5"/>0</text:p>
      <text:p text:style-name="P13">[rakesh_m@localhost <text:s text:c="6"/>]$ cc prim</text:p>
      <text:p text:style-name="P13">prim.c <text:s text:c="2"/>prim.c~</text:p>
      <text:p text:style-name="P13">[rakesh_m@localhost <text:s text:c="6"/>]$ cc prim.c -o pr</text:p>
      <text:p text:style-name="P13"><text:soft-page-break/>prim.c <text:s text:c="2"/>prim.c~</text:p>
      <text:p text:style-name="P13">[rakesh_m@localhost <text:s text:c="6"/>]$ cc prim.c -o prim.out</text:p>
      <text:p text:style-name="P13">[rakesh_m@localhost <text:s text:c="6"/>]$ ./prim.out G1</text:p>
      <text:p text:style-name="P13"/>
      <text:p text:style-name="P13"/>
      <text:p text:style-name="P13">0 <text:s text:c="6"/>99999 <text:s text:c="2"/>2 <text:s text:c="6"/>99999 <text:s text:c="2"/>99999 <text:s text:c="2"/>99999</text:p>
      <text:p text:style-name="P13">99999 <text:s text:c="2"/>0 <text:s text:c="6"/>1 <text:s text:c="6"/>5 <text:s text:c="6"/>99999 <text:s text:c="2"/>99999</text:p>
      <text:p text:style-name="P13">2 <text:s text:c="6"/>1 <text:s text:c="6"/>0 <text:s text:c="6"/>99999 <text:s text:c="2"/>99999 <text:s text:c="2"/>99999</text:p>
      <text:p text:style-name="P13">99999 <text:s text:c="2"/>5 <text:s text:c="6"/>99999 <text:s text:c="2"/>0 <text:s text:c="6"/>2 <text:s text:c="6"/>6</text:p>
      <text:p text:style-name="P13">99999 <text:s text:c="2"/>99999 <text:s text:c="2"/>99999 <text:s text:c="2"/>2 <text:s text:c="6"/>0 <text:s text:c="6"/>99999</text:p>
      <text:p text:style-name="P13">99999 <text:s text:c="2"/>99999 <text:s text:c="2"/>99999 <text:s text:c="2"/>6 <text:s text:c="6"/>99999 <text:s text:c="2"/>0</text:p>
      <text:p text:style-name="P13">[rakesh_m@localhost <text:s text:c="6"/>]$</text:p>
      <text:p text:style-name="P13"/>
      <text:p text:style-name="P8">DISCUSSION:</text:p>
      <text:p text:style-name="P9"/>
      <text:list xml:id="list1180367453" text:style-name="L1">
        <text:list-item>
          <text:list>
            <text:list-item>
              <text:list>
                <text:list-item>
                  <text:p text:style-name="P14">A header file graph.h is used consisting the function getgraph() which takes as input a graph from any file.</text:p>
                </text:list-item>
                <text:list-item>
                  <text:p text:style-name="P14">The adjacency matrix is given as input of any graph.</text:p>
                </text:list-item>
                <text:list-item>
                  <text:p text:style-name="P14">The input of the weighted graph is given such that the elements of adjacency matrix are replaced with edge weights and the nonadjacency is denoted by a large number (which is 99999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21T04:13:01</dc:date>
    <meta:editing-duration>PT10H14M53S</meta:editing-duration>
    <meta:editing-cycles>196</meta:editing-cycles>
    <meta:generator>OpenOffice.org/3.2$Unix OpenOffice.org_project/320m12$Build-9483</meta:generator>
    <meta:document-statistic meta:table-count="0" meta:image-count="0" meta:object-count="0" meta:page-count="3" meta:paragraph-count="154" meta:word-count="487" meta:character-count="3447"/>
  </office:meta>
</office:document-meta>
</file>